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60000008F9BCDD9E6F3E134B7.png" manifest:media-type="image/png"/>
  <manifest:file-entry manifest:full-path="Pictures/100000010000076E000003257FDDF7C3FE3E07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007cm" svg:height="10.16cm" svg:x="1.774cm" svg:y="1.27cm">
          <draw:image xlink:href="Pictures/100000010000076E000003257FDDF7C3FE3E071B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1.697cm" svg:x="5.715cm" svg:y="9.725cm">
          <draw:image xlink:href="Pictures/10000001000000D60000008F9BCDD9E6F3E134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7T19:42:30.786864796</meta:creation-date>
    <dc:date>2022-06-17T19:46:34.124930682</dc:date>
    <meta:editing-duration>PT4M5S</meta:editing-duration>
    <meta:editing-cycles>1</meta:editing-cycles>
    <meta:document-statistic meta:object-count="25"/>
    <meta:generator>LibreOffice/7.3.3.2$Linux_X86_64 LibreOffice_project/30$Build-2</meta:generator>
  </office:meta>
</office:document-meta>
</file>